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66pt"/>
    </style:style>
    <style:style style:name="co2" style:family="table-column">
      <style:table-column-properties fo:break-before="auto" style:column-width="46.54pt"/>
    </style:style>
    <style:style style:name="co3" style:family="table-column">
      <style:table-column-properties fo:break-before="auto" style:column-width="37.5pt"/>
    </style:style>
    <style:style style:name="co4" style:family="table-column">
      <style:table-column-properties fo:break-before="auto" style:column-width="70.16pt"/>
    </style:style>
    <style:style style:name="co5" style:family="table-column">
      <style:table-column-properties fo:break-before="auto" style:column-width="331.31pt"/>
    </style:style>
    <style:style style:name="co6" style:family="table-column">
      <style:table-column-properties fo:break-before="auto" style:column-width="317.4pt"/>
    </style:style>
    <style:style style:name="co7" style:family="table-column">
      <style:table-column-properties fo:break-before="auto" style:column-width="275.75pt"/>
    </style:style>
    <style:style style:name="co8" style:family="table-column">
      <style:table-column-properties fo:break-before="auto" style:column-width="236.15pt"/>
    </style:style>
    <style:style style:name="co9" style:family="table-column">
      <style:table-column-properties fo:break-before="auto" style:column-width="284.74pt"/>
    </style:style>
    <style:style style:name="co10" style:family="table-column">
      <style:table-column-properties fo:break-before="auto" style:column-width="365.3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10pt" fo:font-style="normal" fo:text-shadow="none" style:text-underline-style="none" fo:font-weight="normal" style:font-size-asian="10pt" style:font-style-asian="normal" style:font-weight-asian="normal" style:font-name-complex="&quot;Google Sans&quot;" style:font-size-complex="10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4" table:number-columns-repeated="1013" table:default-cell-style-name="Default"/>
        <table:table-row table:style-name="ro1">
          <table:table-cell table:style-name="ce1" office:value-type="string" calcext:value-type="string">
            <text:p>Sr. No</text:p>
          </table:table-cell>
          <table:table-cell table:style-name="ce1" office:value-type="string" calcext:value-type="string">
            <text:p>Ref No</text:p>
          </table:table-cell>
          <table:table-cell table:style-name="ce1" office:value-type="string" calcext:value-type="string">
            <text:p>Year </text:p>
          </table:table-cell>
          <table:table-cell table:style-name="ce1" office:value-type="string" calcext:value-type="string">
            <text:p>Publisher</text:p>
          </table:table-cell>
          <table:table-cell table:style-name="ce1" office:value-type="string" calcext:value-type="string">
            <text:p>Title</text:p>
          </table:table-cell>
          <table:table-cell table:style-name="ce1" office:value-type="string" calcext:value-type="string">
            <text:p>Algorithm/Technique</text:p>
          </table:table-cell>
          <table:table-cell table:style-name="ce1" office:value-type="string" calcext:value-type="string">
            <text:p>Dataset</text:p>
          </table:table-cell>
          <table:table-cell table:style-name="ce1" office:value-type="string" calcext:value-type="string">
            <text:p>What challenges are addressed</text:p>
          </table:table-cell>
          <table:table-cell table:style-name="ce1" office:value-type="string" calcext:value-type="string">
            <text:p>How the performance is reported</text:p>
          </table:table-cell>
          <table:table-cell table:style-name="ce1" office:value-type="string" calcext:value-type="string">
            <text:p>Link</text:p>
          </table:table-cell>
          <table:table-cell table:style-name="ce1" office:value-type="string" calcext:value-type="string">
            <text:p>Citation</text:p>
          </table:table-cell>
          <table:table-cell table:number-columns-repeated="1013"/>
        </table:table-row>
        <table:table-row table:style-name="ro1">
          <table:table-cell table:style-name="ce2" office:value-type="float" office:value="1" calcext:value-type="float">
            <text:p>1</text:p>
          </table:table-cell>
          <table:table-cell table:style-name="ce2" office:value-type="float" office:value="9940917" calcext:value-type="float">
            <text:p>9940917</text:p>
          </table:table-cell>
          <table:table-cell table:style-name="ce2" office:value-type="float" office:value="2022" calcext:value-type="float">
            <text:p>2022</text:p>
          </table:table-cell>
          <table:table-cell table:style-name="ce2" office:value-type="string" calcext:value-type="string">
            <text:p>IEEE Access</text:p>
          </table:table-cell>
          <table:table-cell table:style-name="ce2" office:value-type="string" calcext:value-type="string">
            <text:p>Skin Cancer Detection Using Combined Decision of Deep Learners</text:p>
          </table:table-cell>
          <table:table-cell table:style-name="ce2" office:value-type="string" calcext:value-type="string">
            <text:p>The paper uses an ensemble learning technique combining the decisions of deep learning models: VGGNet, CapsNet, and ResNet.</text:p>
          </table:table-cell>
          <table:table-cell table:style-name="ce2" office:value-type="string" calcext:value-type="string">
            <text:p>The ISIC (International Skin Imaging Collaboration) public dataset is used for skin cancer detection.</text:p>
          </table:table-cell>
          <table:table-cell table:style-name="ce2" office:value-type="string" calcext:value-type="string">
            <text:p>The paper addresses the limitations of individual deep learning models in detecting skin cancer, particularly the challenge of achieving higher accuracy in such a sensitive task. The ensemble approach is proposed to improve the accuracy and reliability of the detection process.</text:p>
          </table:table-cell>
          <table:table-cell table:style-name="ce2" office:value-type="string" calcext:value-type="string">
            <text:p>The performance is reported in terms of sensitivity, accuracy, specificity, F-score, and precision. The results show that the ensemble model outperforms individual learners in these metrics, indicating better performance for skin cancer detection.</text:p>
          </table:table-cell>
          <table:table-cell table:style-name="ce6" office:value-type="string" calcext:value-type="string">
            <text:p><text:a xlink:href="https://ieeexplore.ieee.org/document/9940917" xlink:type="simple">https://ieeexplore.ieee.org/document/9940917</text:a></text:p>
          </table:table-cell>
          <table:table-cell table:style-name="ce2" office:value-type="string" calcext:value-type="string">
            <text:p>A. Imran, A. Nasir, M. Bilal, G. Sun, A. Alzahrani and A. Almuhaimeed, "Skin Cancer Detection Using Combined Decision of Deep Learners," in IEEE Access, vol. 10, pp. 118198-118212, 2022, doi: 10.1109/ACCESS.2022.3220329.</text:p>
            <text:p>keywords: {Skin cancer;Deep learning;Melanoma;Feature extraction;Machine learning;Lesions;Convolutional neural networks;Skin lesion;convolutional neural network;combined decision;deep learning;ensemble learning;skin cancer},</text:p>
            <text:p/>
            <text:p/>
          </table:table-cell>
          <table:table-cell table:number-columns-repeated="1013"/>
        </table:table-row>
        <table:table-row table:style-name="ro1">
          <table:table-cell table:style-name="ce2" office:value-type="float" office:value="2" calcext:value-type="float">
            <text:p>2</text:p>
          </table:table-cell>
          <table:table-cell table:style-name="ce2" office:value-type="float" office:value="9160933" calcext:value-type="float">
            <text:p>9160933</text:p>
          </table:table-cell>
          <table:table-cell table:style-name="ce2" office:value-type="float" office:value="2020" calcext:value-type="float">
            <text:p>2020</text:p>
          </table:table-cell>
          <table:table-cell table:style-name="ce3" office:value-type="string" calcext:value-type="string">
            <text:p>IEEE Access</text:p>
          </table:table-cell>
          <table:table-cell table:style-name="ce2" office:value-type="string" calcext:value-type="string">
            <text:p>Region-of-Interest Based Transfer Learning Assisted Framework for Skin Cancer Detection</text:p>
          </table:table-cell>
          <table:table-cell table:style-name="ce2" office:value-type="string" calcext:value-type="string">
            <text:p>The proposed framework uses a Convolutional Neural Network (CNN) based transfer learning model with data augmentation. It employs an improved k-mean algorithm to extract Regions of Interest (ROIs) from images, which are then used for training.</text:p>
          </table:table-cell>
          <table:table-cell table:style-name="ce2" office:value-type="string" calcext:value-type="string">
            <text:p>DermIS and DermQuest.</text:p>
          </table:table-cell>
          <table:table-cell table:style-name="ce2" office:value-type="string" calcext:value-type="string">
            <text:p>Difficult visual appearance of melanoma, making it challenging to design a reliable Computer-Aided Diagnosis (CAD) system.</text:p>
            <text:p>Limited availability of labeled images for training deep learning models.</text:p>
            <text:p>The class imbalance problem in skin cancer datasets.</text:p>
            <text:p>The difficulty in automatic and discriminative feature extraction for skin cancer detection</text:p>
          </table:table-cell>
          <table:table-cell table:style-name="ce5" office:value-type="string" calcext:value-type="string">
            <text:p>97.9% accuracy for the DermIS dataset.</text:p>
            <text:p>97.4% accuracy for the DermQuest dataset.</text:p>
          </table:table-cell>
          <table:table-cell table:style-name="ce6" office:value-type="string" calcext:value-type="string">
            <text:p><text:a xlink:href="https://ieeexplore.ieee.org/document/9160933" xlink:type="simple">https://ieeexplore.ieee.org/document/9160933</text:a></text:p>
          </table:table-cell>
          <table:table-cell table:style-name="ce2" office:value-type="string" calcext:value-type="string">
            <text:p>R. Ashraf et al., "Region-of-Interest Based Transfer Learning Assisted Framework for Skin Cancer Detection," in IEEE Access, vol. 8, pp. 147858-147871, 2020, doi: 10.1109/ACCESS.2020.3014701.</text:p>
            <text:p>keywords: {Feature extraction;Melanoma;Image color analysis;Shape;Skin;Melanoma detection;skin cancer detection;ROI;CNN;transfer learning},</text:p>
            <text:p/>
            <text:p/>
          </table:table-cell>
          <table:table-cell table:number-columns-repeated="1013"/>
        </table:table-row>
        <table:table-row table:style-name="ro1">
          <table:table-cell table:style-name="ce2" office:value-type="float" office:value="3" calcext:value-type="float">
            <text:p>3</text:p>
          </table:table-cell>
          <table:table-cell table:style-name="ce2" office:value-type="float" office:value="10122533" calcext:value-type="float">
            <text:p>10122533</text:p>
          </table:table-cell>
          <table:table-cell table:style-name="ce2" office:value-type="float" office:value="2023" calcext:value-type="float">
            <text:p>2023</text:p>
          </table:table-cell>
          <table:table-cell table:style-name="ce2" office:value-type="string" calcext:value-type="string">
            <text:p>IEEE Systems, Man, and Cybernetics Society​</text:p>
          </table:table-cell>
          <table:table-cell table:style-name="ce2" office:value-type="string" calcext:value-type="string">
            <text:p>DeepSkin: A Deep Learning Approach for Skin Cancer Classification</text:p>
          </table:table-cell>
          <table:table-cell table:style-name="ce2" office:value-type="string" calcext:value-type="string">
            <text:p>The paper uses Convolutional Neural Networks (CNN) for object detection and classification. Specifically, it mentions the use of DenseNet169 and ResNet50 models, along with pre-processing techniques like sampling, Dull Razor for noise removal, and segmentation using encoder and decoder techniques​</text:p>
          </table:table-cell>
          <table:table-cell table:style-name="ce2" office:value-type="string" calcext:value-type="string">
            <text:p>HAM10000</text:p>
          </table:table-cell>
          <table:table-cell table:style-name="ce2" office:value-type="string" calcext:value-type="string">
            <text:p>The paper addresses the challenge of early detection of skin cancer, which is crucial but difficult due to the similarity in appearance between benign and malignant lesions. The use of CNNs aims to automate and improve the accuracy of skin cancer detection​</text:p>
          </table:table-cell>
          <table:table-cell table:style-name="ce2" office:value-type="string" calcext:value-type="string">
            <text:p><text:s/>The performance is reported in terms of accuracy. The paper mentions achieving an accuracy of 88% with the CNN model and using transfer learning techniques like ResNet​</text:p>
          </table:table-cell>
          <table:table-cell table:style-name="ce6" office:value-type="string" calcext:value-type="string">
            <text:p><text:a xlink:href="https://ieeexplore.ieee.org/document/10122533" xlink:type="simple">https://ieeexplore.ieee.org/document/10122533</text:a></text:p>
          </table:table-cell>
          <table:table-cell table:style-name="ce2" office:value-type="string" calcext:value-type="string">
            <text:p>H. L. Gururaj, N. Manju, A. Nagarjun, V. N. M. Aradhya and F. Flammini, "DeepSkin: A Deep Learning Approach for Skin Cancer Classification," in IEEE Access, vol. 11, pp. 50205-50214, 2023, doi: 10.1109/ACCESS.2023.3274848.</text:p>
            <text:p>keywords: {Lesions;Skin cancer;Convolutional neural networks;Deep learning;Hair;Melanoma;Skin cancer;segmentation;deep learning;CNN;Densenet169;Resnet50},</text:p>
            <text:p/>
            <text:p/>
          </table:table-cell>
          <table:table-cell table:number-columns-repeated="1013"/>
        </table:table-row>
        <table:table-row table:style-name="ro1">
          <table:table-cell table:style-name="ce2" office:value-type="float" office:value="4" calcext:value-type="float">
            <text:p>4</text:p>
          </table:table-cell>
          <table:table-cell table:style-name="ce2" office:value-type="float" office:value="10214275" calcext:value-type="float">
            <text:p>10214275</text:p>
          </table:table-cell>
          <table:table-cell table:style-name="ce2" office:value-type="float" office:value="2023" calcext:value-type="float">
            <text:p>2023</text:p>
          </table:table-cell>
          <table:table-cell table:style-name="ce2" office:value-type="string" calcext:value-type="string">
            <text:p>IEEE Access</text:p>
          </table:table-cell>
          <table:table-cell table:style-name="ce2" office:value-type="string" calcext:value-type="string">
            <text:p>Deep Learning and Optimization-Based Methods for Skin Lesions Segmentation: A Review</text:p>
          </table:table-cell>
          <table:table-cell table:style-name="ce2" office:value-type="string" calcext:value-type="string">
            <text:p>The paper reviews various algorithms and techniques for skin lesion segmentation, including traditional segmentation methods, deep learning techniques, and optimization methods. It discusses pre-processing methods like artifact removal and image enhancement techniques. Specific deep learning methods include convolutional neural networks (CNNs) and U-Net architectures, among others.</text:p>
          </table:table-cell>
          <table:table-cell table:style-name="ce2" office:value-type="string" calcext:value-type="string">
            <text:p>ISIC (International Skin Imaging Collaboration) datasets from 2016 to 2020.</text:p>
            <text:p>PH2 dataset (Pedro Hispano Hospital).</text:p>
            <text:p>DermIS, DermQuest, Dermofit, and EDRA datasets.</text:p>
          </table:table-cell>
          <table:table-cell table:style-name="ce2" office:value-type="string" calcext:value-type="string">
            <text:p>Unclear boundaries of lesions.</text:p>
            <text:p>Illumination variations.</text:p>
            <text:p>Presence of artifacts such as hair, bubbles, and shadows.</text:p>
            <text:p>Variations in lesion size, shape, and color.</text:p>
            <text:p>Aging effects on skin and background variations in images.</text:p>
          </table:table-cell>
          <table:table-cell table:style-name="ce2" office:value-type="string" calcext:value-type="string">
            <text:p>The performance of segmentation techniques is typically reported using various evaluation metrics, such as accuracy, Dice coefficient, Jaccard index, sensitivity, specificity, and more. The paper discusses these metrics and compares the performance of different methods based on these criteria.</text:p>
          </table:table-cell>
          <table:table-cell table:style-name="ce6" office:value-type="string" calcext:value-type="string">
            <text:p><text:a xlink:href="https://ieeexplore.ieee.org/document/10214275" xlink:type="simple">https://ieeexplore.ieee.org/document/10214275</text:a></text:p>
          </table:table-cell>
          <table:table-cell table:style-name="ce2" office:value-type="string" calcext:value-type="string">
            <text:p>K. M. Hosny, D. Elshoura, E. R. Mohamed, E. Vrochidou and G. A. Papakostas, "Deep Learning and Optimization-Based Methods for Skin Lesions Segmentation: A Review," in IEEE Access, vol. 11, pp. 85467-85488, 2023, doi: 10.1109/ACCESS.2023.3303961.</text:p>
            <text:p>keywords: {Lesions;Skin;Melanoma;Image segmentation;Skin cancer;Cancer;Imaging;Deep learning;Optimization;Skin melanoma;pre-processing;segmentation;deep learning;optimization},</text:p>
            <text:p/>
            <text:p/>
          </table:table-cell>
          <table:table-cell table:number-columns-repeated="1013"/>
        </table:table-row>
        <table:table-row table:style-name="ro1">
          <table:table-cell table:style-name="ce2" office:value-type="float" office:value="5" calcext:value-type="float">
            <text:p>5</text:p>
          </table:table-cell>
          <table:table-cell table:style-name="ce2" office:value-type="float" office:value="10107401" calcext:value-type="float">
            <text:p>10107401</text:p>
          </table:table-cell>
          <table:table-cell table:style-name="ce2" office:value-type="float" office:value="2023" calcext:value-type="float">
            <text:p>2023</text:p>
          </table:table-cell>
          <table:table-cell table:style-name="ce2" office:value-type="string" calcext:value-type="string">
            <text:p>IEEE Access</text:p>
          </table:table-cell>
          <table:table-cell table:style-name="ce2" office:value-type="string" calcext:value-type="string">
            <text:p>An Interpretable Skin Cancer Classification Using Optimized Convolutional Neural Network for a Smart Healthcare System</text:p>
          </table:table-cell>
          <table:table-cell table:style-name="ce2" office:value-type="string" calcext:value-type="string">
            <text:p>The paper utilizes an optimized Convolutional Neural Network (CNN) for skin cancer classification. It incorporates Grad-CAM, Grad-CAM++, SHAP, and LIME as explanation techniques to interpret the model's decisions. The model was trained using the HAM10000 dataset with optimization functions like Adam and RMSprop, and activation functions including Relu, Swish, and Tanh.</text:p>
          </table:table-cell>
          <table:table-cell table:style-name="ce2" office:value-type="string" calcext:value-type="string">
            <text:p><text:s/>HAM10000</text:p>
          </table:table-cell>
          <table:table-cell table:style-name="ce2" office:value-type="string" calcext:value-type="string">
            <text:p>Class imbalance problem, where the number of skin-affected cases is much smaller than the healthy cases.</text:p>
            <text:p>The need for model interpretability to understand the decision-making mechanism.</text:p>
            <text:p>Development of an end-to-end smart healthcare system that can be implemented in an Android application.</text:p>
          </table:table-cell>
          <table:table-cell table:style-name="ce2" office:value-type="string" calcext:value-type="string">
            <text:p>The performance of the proposed CNN model is reported with a classification accuracy of 82% and a loss accuracy of 0.47%. The effectiveness of the model is also evaluated in comparison with six well-known classifiers, focusing on generalization capability and classification accuracy.</text:p>
          </table:table-cell>
          <table:table-cell table:style-name="ce6" office:value-type="string" calcext:value-type="string">
            <text:p><text:a xlink:href="https://ieeexplore.ieee.org/document/10107401" xlink:type="simple">https://ieeexplore.ieee.org/document/10107401</text:a></text:p>
          </table:table-cell>
          <table:table-cell table:style-name="ce2" office:value-type="string" calcext:value-type="string">
            <text:p>K. Mridha, M. M. Uddin, J. Shin, S. Khadka and M. F. Mridha, "An Interpretable Skin Cancer Classification Using Optimized Convolutional Neural Network for a Smart Healthcare System," in IEEE Access, vol. 11, pp. 41003-41018, 2023, doi: 10.1109/ACCESS.2023.3269694.</text:p>
            <text:p>keywords: {Skin cancer;Cancer;Skin;Lesions;Biological system modeling;Artificial intelligence;Predictive models;Skin cancer;explainable AI;CNN;Grad-CAM;Grad-CAM++},</text:p>
            <text:p/>
            <text:p/>
          </table:table-cell>
          <table:table-cell table:number-columns-repeated="1013"/>
        </table:table-row>
        <table:table-row table:style-name="ro1">
          <table:table-cell table:style-name="ce2" office:value-type="float" office:value="6" calcext:value-type="float">
            <text:p>6</text:p>
          </table:table-cell>
          <table:table-cell table:style-name="ce2" office:value-type="float" office:value="10189856" calcext:value-type="float">
            <text:p>10189856</text:p>
          </table:table-cell>
          <table:table-cell table:style-name="ce2" office:value-type="float" office:value="2023" calcext:value-type="float">
            <text:p>2023</text:p>
          </table:table-cell>
          <table:table-cell table:style-name="ce2" office:value-type="string" calcext:value-type="string">
            <text:p>IEEE Access</text:p>
          </table:table-cell>
          <table:table-cell table:style-name="ce2" office:value-type="string" calcext:value-type="string">
            <text:p>A Comprehensive Joint Learning System to Detect Skin Cancer</text:p>
          </table:table-cell>
          <table:table-cell table:style-name="ce2" office:value-type="string" calcext:value-type="string">
            <text:p>The paper proposes a joint learning system using Convolutional Neural Networks (CNN) and Local Binary Pattern (LBP). The features extracted by CNN and LBP are concatenated to form a robust system for skin cancer detection.</text:p>
          </table:table-cell>
          <table:table-cell table:style-name="ce2" office:value-type="string" calcext:value-type="string">
            <text:p>The system is trained and tested on a widely used publicly accessible dataset for skin cancer detection. However, the specific dataset name is not mentioned in the provided excerpt.</text:p>
          </table:table-cell>
          <table:table-cell table:style-name="ce2" office:value-type="string" calcext:value-type="string">
            <text:p>The need for accurate early-stage detection of multiple types of skin cancers.</text:p>
            <text:p>Handling multiclass classification of various skin diseases.</text:p>
            <text:p>Developing a robust system capable of working efficiently with rapidly growing data.</text:p>
          </table:table-cell>
          <table:table-cell table:style-name="ce2" office:value-type="string" calcext:value-type="string">
            <text:p>The performance of the proposed system is reported with an accuracy of 98.60% and a validation accuracy of 97.32%. The paper also includes a comparative analysis of results between different architectures and their fusion.</text:p>
          </table:table-cell>
          <table:table-cell table:style-name="ce6" office:value-type="string" calcext:value-type="string">
            <text:p><text:a xlink:href="https://ieeexplore.ieee.org/document/10189856" xlink:type="simple">https://ieeexplore.ieee.org/document/10189856</text:a></text:p>
          </table:table-cell>
          <table:table-cell table:style-name="ce2" office:value-type="string" calcext:value-type="string">
            <text:p>L. Riaz et al., "A Comprehensive Joint Learning System to Detect Skin Cancer," in IEEE Access, vol. 11, pp. 79434-79444, 2023, doi: 10.1109/ACCESS.2023.3297644.</text:p>
            <text:p>keywords: {Convolutional neural networks;Skin cancer;Lesions;Feature extraction;Biomedical imaging;Medical diagnostic imaging;Bioinformatics;Computer vision;Diseases;Bioinformatics;CNN;computer vision;deep learning;image processing;LBP;skin diseases;skin cancer},</text:p>
            <text:p/>
            <text:p/>
          </table:table-cell>
          <table:table-cell table:number-columns-repeated="1013"/>
        </table:table-row>
        <table:table-row table:style-name="ro1">
          <table:table-cell table:style-name="ce2" office:value-type="float" office:value="7" calcext:value-type="float">
            <text:p>7</text:p>
          </table:table-cell>
          <table:table-cell table:style-name="ce2" office:value-type="float" office:value="9858890" calcext:value-type="float">
            <text:p>9858890</text:p>
          </table:table-cell>
          <table:table-cell table:style-name="ce2" office:value-type="float" office:value="2023" calcext:value-type="float">
            <text:p>2023</text:p>
          </table:table-cell>
          <table:table-cell table:style-name="ce2" office:value-type="string" calcext:value-type="string">
            <text:p>IEEE Access</text:p>
          </table:table-cell>
          <table:table-cell table:style-name="ce2" office:value-type="string" calcext:value-type="string">
            <text:p>Recent Advances in Diagnosis of Skin Lesions Using Dermoscopic Images Based on Deep Learning.</text:p>
          </table:table-cell>
          <table:table-cell table:style-name="ce2" office:value-type="string" calcext:value-type="string">
            <text:p>The paper primarily discusses various deep learning algorithms and techniques used for the diagnosis of skin lesions. These include Convolutional Neural Networks (CNNs), transfer learning, ensemble methods, and hybrid models.</text:p>
          </table:table-cell>
          <table:table-cell table:style-name="ce2" office:value-type="string" calcext:value-type="string">
            <text:p>ISIC (International Skin Imaging Collaboration) datasets, PH2 Dataset, Dermofit Image Library.</text:p>
          </table:table-cell>
          <table:table-cell table:style-name="ce2" office:value-type="string" calcext:value-type="string">
            <text:p>The complexity of skin lesion patterns.</text:p>
            <text:p>The variability in image quality and acquisition conditions.</text:p>
            <text:p>The need for large, annotated datasets.</text:p>
            <text:p>Class imbalance in datasets, where certain types of lesions are underrepresented.</text:p>
            <text:p>The interpretability of deep learning models.</text:p>
          </table:table-cell>
          <table:table-cell table:style-name="ce2" office:value-type="string" calcext:value-type="string">
            <text:p>The performance of the deep learning models is reported using various metrics such as accuracy, sensitivity, specificity, precision, recall, F1-score, and area under the ROC curve (AUC). The paper also discusses the use of cross-validation and test sets to evaluate the generalization ability of the models.</text:p>
          </table:table-cell>
          <table:table-cell table:style-name="ce6" office:value-type="string" calcext:value-type="string">
            <text:p><text:a xlink:href="https://ieeexplore.ieee.org/document/9858890" xlink:type="simple">https://ieeexplore.ieee.org/document/9858890</text:a></text:p>
          </table:table-cell>
          <table:table-cell table:style-name="ce2" office:value-type="string" calcext:value-type="string">
            <text:p>Y. Nie, P. Sommella, M. Carratù, M. Ferro, M. O’Nils and J. Lundgren, "Recent Advances in Diagnosis of Skin Lesions Using Dermoscopic Images Based on Deep Learning," in IEEE Access, vol. 10, pp. 95716-95747, 2022, doi: 10.1109/ACCESS.2022.3199613.</text:p>
            <text:p>keywords: {Skin;Melanoma;Convolutional neural networks;Deep learning;Lesions;Image recognition;Image color analysis;Cancer;Dermatology;Biomedical imaging;Skin cancer;dermoscopy images;deep learning;classification;literature review},</text:p>
            <text:p/>
            <text:p/>
          </table:table-cell>
          <table:table-cell table:number-columns-repeated="1013"/>
        </table:table-row>
        <table:table-row table:style-name="ro1">
          <table:table-cell table:style-name="ce2" office:value-type="float" office:value="8" calcext:value-type="float">
            <text:p>8</text:p>
          </table:table-cell>
          <table:table-cell table:style-name="ce2" office:value-type="float" office:value="10181245" calcext:value-type="float">
            <text:p>10181245</text:p>
          </table:table-cell>
          <table:table-cell table:style-name="ce2" office:value-type="float" office:value="2023" calcext:value-type="float">
            <text:p>2023</text:p>
          </table:table-cell>
          <table:table-cell table:style-name="ce2" office:value-type="string" calcext:value-type="string">
            <text:p>Hindawi</text:p>
          </table:table-cell>
          <table:table-cell table:style-name="ce2" office:value-type="string" calcext:value-type="string">
            <text:p>Performance Enhancement of Skin Cancer Classification Using Computer Vision</text:p>
          </table:table-cell>
          <table:table-cell table:style-name="ce2" office:value-type="string" calcext:value-type="string">
            <text:p>The paper presents an ensemble model that combines different deep learning architectures. Specifically, it utilizes transfer learning models including DenseNet201, Xception, and ResNet50V2.</text:p>
          </table:table-cell>
          <table:table-cell table:style-name="ce2" office:value-type="string" calcext:value-type="string">
            <text:p>HAM10000 dataset</text:p>
          </table:table-cell>
          <table:table-cell table:style-name="ce2" office:value-type="string" calcext:value-type="string">
            <text:p>The main challenges addressed include improving the accuracy and reliability of skin cancer classification systems. The paper aims to overcome limitations related to the small size of available datasets and the need for better feature extraction in image classification tasks.</text:p>
          </table:table-cell>
          <table:table-cell table:style-name="ce2" office:value-type="string" calcext:value-type="string">
            <text:p>The performance is evaluated using metrics like accuracy, precision, recall, and F1-score. The ensemble model's performance is compared against individual models to demonstrate its effectiveness in enhancing classification accuracy.</text:p>
          </table:table-cell>
          <table:table-cell table:style-name="ce6" office:value-type="string" calcext:value-type="string">
            <text:p><text:a xlink:href="https://ieeexplore.ieee.org/document/10181245" xlink:type="simple">https://ieeexplore.ieee.org/document/10181245</text:a></text:p>
          </table:table-cell>
          <table:table-cell table:style-name="ce2" office:value-type="string" calcext:value-type="string">
            <text:p>A. Magdy, H. Hussein, R. F. Abdel-Kader and K. A. E. Salam, "Performance Enhancement of Skin Cancer Classification Using Computer Vision," in IEEE Access, vol. 11, pp. 72120-72133, 2023, doi: 10.1109/ACCESS.2023.3294974.</text:p>
            <text:p>keywords: {Lesions;Skin cancer;Convolutional neural networks;Melanoma;Support vector machines;Feature extraction;Sensitivity;Deep learning;Deep learning;machine learning;melanoma (malignant);nonmelanoma (benign);skin cancer},</text:p>
            <text:p/>
            <text:p/>
          </table:table-cell>
          <table:table-cell table:number-columns-repeated="1013"/>
        </table:table-row>
        <table:table-row table:style-name="ro1">
          <table:table-cell table:style-name="ce2" office:value-type="float" office:value="9" calcext:value-type="float">
            <text:p>9</text:p>
          </table:table-cell>
          <table:table-cell table:style-name="ce2" office:value-type="float" office:value="9099799" calcext:value-type="float">
            <text:p>9099799</text:p>
          </table:table-cell>
          <table:table-cell table:style-name="ce2" office:value-type="float" office:value="2022" calcext:value-type="float">
            <text:p>2022</text:p>
          </table:table-cell>
          <table:table-cell table:style-name="ce2" office:value-type="string" calcext:value-type="string">
            <text:p>MDPI (Multidisciplinary Digital Publishing Institute)</text:p>
          </table:table-cell>
          <table:table-cell table:style-name="ce2" office:value-type="string" calcext:value-type="string">
            <text:p>Automatic Skin Cancer Detection in Dermoscopy Images Based on Ensemble Lightweight Deep Learning Network.</text:p>
          </table:table-cell>
          <table:table-cell table:style-name="ce2" office:value-type="string" calcext:value-type="string">
            <text:p>The paper uses an ensemble of lightweight deep learning networks for automatic skin cancer detection. The ensemble technique is applied to improve the robustness and accuracy of the detection.</text:p>
          </table:table-cell>
          <table:table-cell table:style-name="ce2" office:value-type="string" calcext:value-type="string">
            <text:p>ISIC 2018 and HAM10000</text:p>
          </table:table-cell>
          <table:table-cell table:style-name="ce2" office:value-type="string" calcext:value-type="string">
            <text:p>The difficulty of accurate skin cancer detection due to the diversity of skin lesions.</text:p>
            <text:p>The need for a lightweight and efficient model suitable for deployment on devices with limited computational resources.</text:p>
            <text:p>The issue of class imbalance in datasets, where malignant samples are often underrepresented.</text:p>
          </table:table-cell>
          <table:table-cell table:style-name="ce2" office:value-type="string" calcext:value-type="string">
            <text:p>The performance is evaluated using metrics such as accuracy, sensitivity, specificity, and F1-score.</text:p>
            <text:p>The proposed ensemble model is compared against state-of-the-art models, demonstrating superior performance.</text:p>
            <text:p>Cross-validation techniques are used to ensure the robustness of the results.</text:p>
          </table:table-cell>
          <table:table-cell table:style-name="ce6" office:value-type="string" calcext:value-type="string">
            <text:p><text:a xlink:href="https://ieeexplore.ieee.org/document/9099799" xlink:type="simple">https://ieeexplore.ieee.org/document/9099799</text:a></text:p>
          </table:table-cell>
          <table:table-cell table:style-name="ce2" office:value-type="string" calcext:value-type="string">
            <text:p>L. Wei, K. Ding and H. Hu, "Automatic Skin Cancer Detection in Dermoscopy Images Based on Ensemble Lightweight Deep Learning Network," in IEEE Access, vol. 8, pp. 99633-99647, 2020, doi: 10.1109/ACCESS.2020.2997710.</text:p>
            <text:p>keywords: {Lesions;Feature extraction;Melanoma;Image recognition;Image segmentation;Skin;Training;Dermoscopy images;skin cancer detection;lightweight deep learning network;fine-grained feature},</text:p>
            <text:p/>
            <text:p/>
          </table:table-cell>
          <table:table-cell table:number-columns-repeated="1013"/>
        </table:table-row>
        <table:table-row table:style-name="ro1">
          <table:table-cell table:style-name="ce2" office:value-type="float" office:value="10" calcext:value-type="float">
            <text:p>10</text:p>
          </table:table-cell>
          <table:table-cell table:style-name="ce2" office:value-type="float" office:value="10374026" calcext:value-type="float">
            <text:p>10374026</text:p>
          </table:table-cell>
          <table:table-cell table:style-name="ce2" office:value-type="float" office:value="2023" calcext:value-type="float">
            <text:p>2023</text:p>
          </table:table-cell>
          <table:table-cell table:style-name="ce2" office:value-type="string" calcext:value-type="string">
            <text:p>MDPI</text:p>
          </table:table-cell>
          <table:table-cell table:style-name="ce2" office:value-type="string" calcext:value-type="string">
            <text:p>SPCB-Net: A Multi-Scale Skin Cancer Image Identification Network Using Self-Interactive Attention Pyramid and Cross-Layer Bilinear-Trilinear Pooling</text:p>
          </table:table-cell>
          <table:table-cell table:style-name="ce2" office:value-type="string" calcext:value-type="string">
            <text:p>The paper proposes the SPCB-Net algorithm, which incorporates a Self-Interactive Attention Pyramid and Cross-Layer Bilinear-Trilinear Pooling techniques for skin cancer image identification.</text:p>
            <text:p/>
          </table:table-cell>
          <table:table-cell table:style-name="ce2" office:value-type="string" calcext:value-type="string">
            <text:p>ISIC 2018 dataset</text:p>
          </table:table-cell>
          <table:table-cell table:style-name="ce2" office:value-type="string" calcext:value-type="string">
            <text:p>The paper addresses challenges related to skin cancer image classification and aims to improve the accuracy and robustness of identification by utilizing advanced multi-scale attention mechanisms and pooling techniques.</text:p>
          </table:table-cell>
          <table:table-cell table:style-name="ce2" office:value-type="string" calcext:value-type="string">
            <text:p>The performance is reported through various metrics, including accuracy, sensitivity, specificity, and F1-score. The results demonstrate the effectiveness of the proposed model in comparison with other state-of-the-art methods.</text:p>
          </table:table-cell>
          <table:table-cell table:style-name="ce6" office:value-type="string" calcext:value-type="string">
            <text:p><text:a xlink:href="https://ieeexplore.ieee.org/document/10374026" xlink:type="simple">https://ieeexplore.ieee.org/document/10374026</text:a></text:p>
          </table:table-cell>
          <table:table-cell table:style-name="ce2" office:value-type="string" calcext:value-type="string">
            <text:p>X. Qian et al., "SPCB-Net: A Multi-Scale Skin Cancer Image Identification Network Using Self-Interactive Attention Pyramid and Cross-Layer Bilinear-Trilinear Pooling," in IEEE Access, vol. 12, pp. 2272-2287, 2024, doi: 10.1109/ACCESS.2023.3347424.</text:p>
            <text:p>keywords: {Feature extraction;Cross layer design;Medical diagnostic imaging;Convolutional neural networks;Skin cancer;Semantics;Data models;Deep learning;convolutional neural network;medical image classification;multi-scale fusion;attention mechanism;skin lesions},</text:p>
            <text:p/>
            <text:p/>
          </table:table-cell>
          <table:table-cell table:number-columns-repeated="1013"/>
        </table:table-row>
        <table:table-row table:style-name="ro1">
          <table:table-cell table:style-name="ce2" office:value-type="float" office:value="11" calcext:value-type="float">
            <text:p>11</text:p>
          </table:table-cell>
          <table:table-cell table:style-name="ce2" office:value-type="float" office:value="10416953" calcext:value-type="float">
            <text:p>10416953</text:p>
          </table:table-cell>
          <table:table-cell table:style-name="ce2" office:value-type="float" office:value="2024" calcext:value-type="float">
            <text:p>2024</text:p>
          </table:table-cell>
          <table:table-cell table:style-name="ce4" office:value-type="string" calcext:value-type="string">
            <text:p>IEEE</text:p>
          </table:table-cell>
          <table:table-cell table:style-name="ce2" office:value-type="string" calcext:value-type="string">
            <text:p>Improved Segmentation Model for Melanoma Lesion Detection Using Normalized Cross-Correlation-Based k-Means Clustering</text:p>
          </table:table-cell>
          <table:table-cell table:style-name="ce2" office:value-type="string" calcext:value-type="string">
            <text:p>The proposed work introduces a dynamic segmentation technique combining normalized cross-correlation with k-means clustering to automatically determine the number of clusters, improving skin lesion detection and classification.</text:p>
          </table:table-cell>
          <table:table-cell table:style-name="ce2" office:value-type="string" calcext:value-type="string">
            <text:p>ISIC datasets 2017, 2019, and 2020</text:p>
          </table:table-cell>
          <table:table-cell table:style-name="ce2" office:value-type="string" calcext:value-type="string">
            <text:p>The paper addresses several key challenges in melanoma lesion detection, particularly in the context of image processing and segmentation. One significant challenge is the accurate identification and localization of melanoma lesions, which is difficult due to the varying sizes and shapes of skin lesions, as well as the need for early detection to reduce fatality rates</text:p>
          </table:table-cell>
          <table:table-cell table:style-name="ce2" office:value-type="string" calcext:value-type="string">
            <text:p>The performance of the proposed model is reported to be highly accurate and robust compared to existing methods. The paper highlights that the model achieved a high accuracy rate with different classifiers on various datasets: 99.29% accuracy with K-nearest neighbor (KNN) on the ISIC-2019 dataset, 99.38% with Support Vector Machine (SVM) on the ISIC-2020 dataset, and 99.46% with Random Forest on the ISIC-2017 dataset. These results demonstrate the model's effectiveness in detecting and classifying melanoma lesions, making it a significant improvement over traditional approaches.</text:p>
          </table:table-cell>
          <table:table-cell table:style-name="ce6" office:value-type="string" calcext:value-type="string">
            <text:p><text:a xlink:href="https://ieeexplore.ieee.org/document/10416953" xlink:type="simple">https://ieeexplore.ieee.org/document/10416953</text:a></text:p>
          </table:table-cell>
          <table:table-cell table:style-name="ce2" office:value-type="string" calcext:value-type="string">
            <text:p>M. I. Faizi and S. M. Adnan, "Improved Segmentation Model for Melanoma Lesion Detection Using Normalized Cross-Correlation-Based k-Means Clustering," in IEEE Access, vol. 12, pp. 20753-20766, 2024, doi: 10.1109/ACCESS.2024.3360223.</text:p>
            <text:p>keywords: {Feature extraction;Image segmentation;Melanoma;Lesions;Skin;Support vector machines;Image color analysis;Computer vision;Melanoma;image processing;computer vision;classification;template matching},</text:p>
            <text:p/>
            <text:p/>
          </table:table-cell>
          <table:table-cell table:number-columns-repeated="1013"/>
        </table:table-row>
        <table:table-row table:style-name="ro1">
          <table:table-cell table:style-name="ce2" office:value-type="float" office:value="12" calcext:value-type="float">
            <text:p>12</text:p>
          </table:table-cell>
          <table:table-cell table:style-name="ce2" office:value-type="float" office:value="9062473" calcext:value-type="float">
            <text:p>9062473</text:p>
          </table:table-cell>
          <table:table-cell table:style-name="ce2" office:value-type="float" office:value="2020" calcext:value-type="float">
            <text:p>2020</text:p>
          </table:table-cell>
          <table:table-cell table:style-name="ce2" office:value-type="string" calcext:value-type="string">
            <text:p>IEEE</text:p>
          </table:table-cell>
          <table:table-cell table:style-name="ce2" office:value-type="string" calcext:value-type="string">
            <text:p>Dermoscopy Image Classification Based on StyleGANs and Decision Fusion</text:p>
            <text:p/>
          </table:table-cell>
          <table:table-cell table:style-name="ce2" office:value-type="string" calcext:value-type="string">
            <text:p>The authors propose using a decision fusion method combined with StyleGANs for data augmentation. This approach helps improve the robustness and accuracy of the classification models by generating high-quality synthetic images and leveraging the strengths of multiple CNNs.</text:p>
          </table:table-cell>
          <table:table-cell table:style-name="ce2" office:value-type="string" calcext:value-type="string">
            <text:p>ISIC 2019 dataset</text:p>
          </table:table-cell>
          <table:table-cell table:style-name="ce2" office:value-type="string" calcext:value-type="string">
            <text:p>The primary challenge addressed in the paper is the difficulty in classifying dermoscopy images for skin cancer detection, due to the complexity of the images and the variability in data. Dermoscopy images have intricate intra-group variations and inter-group similarities, making them challenging to classify using traditional methods. Additionally, the limited and uneven distribution of medical image datasets further complicates the training of deep learning models, often leading to overfitting and poor generalization. To tackle these issues, the authors propose using a decision fusion method combined with StyleGANs for data augmentation. This approach helps improve the robustness and accuracy of the classification models by generating high-quality synthetic images and leveraging the strengths of multiple CNNs.</text:p>
          </table:table-cell>
          <table:table-cell table:style-name="ce2" office:value-type="string" calcext:value-type="string">
            <text:p>The performance of the proposed method is evaluated using the ISIC 2019 dataset. The authors report that by employing StyleGANs for data augmentation and using a decision fusion strategy, their method significantly improves the classification accuracy of dermoscopy images. The generated synthetic images enhance the training dataset, allowing the CNN models to generalize better and achieve higher classification performance. The results are reported in terms of accuracy and show that the proposed method outperforms traditional CNN approaches and other existing methods, demonstrating its effectiveness in addressing the challenges of dermoscopy image classification.</text:p>
          </table:table-cell>
          <table:table-cell table:style-name="ce6" office:value-type="string" calcext:value-type="string">
            <text:p><text:a xlink:href="https://ieeexplore.ieee.org/document/9062473" xlink:type="simple">https://ieeexplore.ieee.org/document/9062473</text:a></text:p>
          </table:table-cell>
          <table:table-cell table:style-name="ce2" office:value-type="string" calcext:value-type="string">
            <text:p>A. Gong, X. Yao and W. Lin, "Dermoscopy Image Classification Based on StyleGANs and Decision Fusion," in IEEE Access, vol. 8, pp. 70640-70650, 2020, doi: 10.1109/ACCESS.2020.2986916.</text:p>
            <text:p>keywords: {Feature extraction;Training;Skin;Gallium nitride;Melanoma;Lesions;Dermoscopy images;decision fusion;convolutional neural networks;StyleGANs},</text:p>
            <text:p/>
            <text:p/>
          </table:table-cell>
          <table:table-cell table:number-columns-repeated="1013"/>
        </table:table-row>
        <table:table-row table:style-name="ro1">
          <table:table-cell table:style-name="ce2" office:value-type="float" office:value="13" calcext:value-type="float">
            <text:p>13</text:p>
          </table:table-cell>
          <table:table-cell table:style-name="ce2" office:value-type="float" office:value="9175002" calcext:value-type="float">
            <text:p>9175002</text:p>
          </table:table-cell>
          <table:table-cell table:style-name="ce2" office:value-type="float" office:value="2020" calcext:value-type="float">
            <text:p>2020</text:p>
          </table:table-cell>
          <table:table-cell table:style-name="ce2" office:value-type="string" calcext:value-type="string">
            <text:p>IEEE</text:p>
          </table:table-cell>
          <table:table-cell table:style-name="ce2" office:value-type="string" calcext:value-type="string">
            <text:p>Classification for Dermoscopy Images Using Convolutional Neural Networks</text:p>
            <text:p>Based on the Ensemble of Individual Advantage</text:p>
            <text:p>and Group Decision</text:p>
          </table:table-cell>
          <table:table-cell table:style-name="ce2" office:value-type="string" calcext:value-type="string">
            <text:p>The paper uses Convolutional Neural Networks (CNNs) based on an ensemble of individual classifiers for dermoscopy image classification.</text:p>
          </table:table-cell>
          <table:table-cell table:style-name="ce2" office:value-type="string" calcext:value-type="string">
            <text:p>ISIC 2018 dataset and ISIC 2019 dataset</text:p>
          </table:table-cell>
          <table:table-cell table:style-name="ce2" office:value-type="string" calcext:value-type="string">
            <text:p>The study addresses challenges such as small training sets, class imbalance, and the need for high accuracy in dermoscopy image classification.</text:p>
          </table:table-cell>
          <table:table-cell table:style-name="ce2" office:value-type="string" calcext:value-type="string">
            <text:p>Performance is reported using metrics such as accuracy, sensitivity, specificity, and area under the ROC curve (AUC).</text:p>
          </table:table-cell>
          <table:table-cell table:style-name="ce6" office:value-type="string" calcext:value-type="string">
            <text:p><text:a xlink:href="https://ieeexplore.ieee.org/document/9175002" xlink:type="simple">https://ieeexplore.ieee.org/document/9175002</text:a></text:p>
          </table:table-cell>
          <table:table-cell table:style-name="ce2" office:value-type="string" calcext:value-type="string">
            <text:p>A. Gong, X. Yao and W. Lin, "Classification for Dermoscopy Images Using Convolutional Neural Networks Based on the Ensemble of Individual Advantage and Group Decision," in IEEE Access, vol. 8, pp. 155337-155351, 2020, doi: 10.1109/ACCESS.2020.3019210.</text:p>
            <text:p>keywords: {Feature extraction;Gallium nitride;Training;Skin;Melanoma;Dermoscopy images;ensemble strategies;convolutional neural networks;transfer learning},</text:p>
            <text:p/>
            <text:p/>
          </table:table-cell>
          <table:table-cell table:number-columns-repeated="1013"/>
        </table:table-row>
        <table:table-row table:style-name="ro1">
          <table:table-cell table:style-name="ce2" office:value-type="float" office:value="14" calcext:value-type="float">
            <text:p>14</text:p>
          </table:table-cell>
          <table:table-cell table:style-name="ce2" office:value-type="float" office:value="9210626" calcext:value-type="float">
            <text:p>9210626</text:p>
          </table:table-cell>
          <table:table-cell table:style-name="ce2" office:value-type="float" office:value="2020" calcext:value-type="float">
            <text:p>2020</text:p>
          </table:table-cell>
          <table:table-cell table:style-name="ce2" office:value-type="string" calcext:value-type="string">
            <text:p>IEEE</text:p>
          </table:table-cell>
          <table:table-cell table:style-name="ce2" office:value-type="string" calcext:value-type="string">
            <text:p>Melanoma Detection Using an Objective System</text:p>
            <text:p>Based on Multiple Connected Neural Networks</text:p>
          </table:table-cell>
          <table:table-cell table:style-name="ce2" office:value-type="string" calcext:value-type="string">
            <text:p>The system employs multiple connected neural networks</text:p>
          </table:table-cell>
          <table:table-cell table:style-name="ce2" office:value-type="string" calcext:value-type="string">
            <text:p>ISIC 2019 and PH2</text:p>
          </table:table-cell>
          <table:table-cell table:style-name="ce2" office:value-type="string" calcext:value-type="string">
            <text:p>The system targets the challenges of accurate melanoma detection and diagnosis.</text:p>
          </table:table-cell>
          <table:table-cell table:style-name="ce2" office:value-type="string" calcext:value-type="string">
            <text:p>Performance is reported through metrics such as sensitivity, specificity, and accuracy.</text:p>
          </table:table-cell>
          <table:table-cell table:style-name="ce6" office:value-type="string" calcext:value-type="string">
            <text:p><text:a xlink:href="https://ieeexplore.ieee.org/document/9210626" xlink:type="simple">https://ieeexplore.ieee.org/document/9210626</text:a></text:p>
          </table:table-cell>
          <table:table-cell table:style-name="ce2" office:value-type="string" calcext:value-type="string">
            <text:p>L. Ichim and D. Popescu, "Melanoma Detection Using an Objective System Based on Multiple Connected Neural Networks," in IEEE Access, vol. 8, pp. 179189-179202, 2020, doi: 10.1109/ACCESS.2020.3028248.</text:p>
            <text:p>keywords: {Melanoma;Lesions;Skin;Image color analysis;Shape;Feature extraction;Image segmentation;Artificial neural networks;decision fusion;dermoscopic images;feature extraction;image classification;image decomposition;image segmentation;melanoma detection},</text:p>
            <text:p/>
            <text:p/>
          </table:table-cell>
          <table:table-cell table:number-columns-repeated="1013"/>
        </table:table-row>
        <table:table-row table:style-name="ro1">
          <table:table-cell table:style-name="ce2" office:value-type="float" office:value="15" calcext:value-type="float">
            <text:p>15</text:p>
          </table:table-cell>
          <table:table-cell table:style-name="ce2" office:value-type="float" office:value="9832874" calcext:value-type="float">
            <text:p>9832874</text:p>
          </table:table-cell>
          <table:table-cell table:style-name="ce2" office:value-type="float" office:value="2022" calcext:value-type="float">
            <text:p>2022</text:p>
          </table:table-cell>
          <table:table-cell table:style-name="ce2" office:value-type="string" calcext:value-type="string">
            <text:p>IEEE</text:p>
          </table:table-cell>
          <table:table-cell table:style-name="ce2" office:value-type="string" calcext:value-type="string">
            <text:p>Multiple Instance Learning Using 3D Features</text:p>
            <text:p>for Melanoma Detection</text:p>
          </table:table-cell>
          <table:table-cell table:style-name="ce2" office:value-type="string" calcext:value-type="string">
            <text:p>Multiple Instance Learning (MIL) with 3D features for melanoma detection.</text:p>
          </table:table-cell>
          <table:table-cell table:style-name="ce2" office:value-type="string" calcext:value-type="string">
            <text:p>Skin Lesion Light-fields (SKINL2)</text:p>
          </table:table-cell>
          <table:table-cell table:style-name="ce2" office:value-type="string" calcext:value-type="string">
            <text:p>The technique addresses the challenge of distinguishing malignant from benign skin lesions using a limited dataset and varying feature representation</text:p>
          </table:table-cell>
          <table:table-cell table:style-name="ce2" office:value-type="string" calcext:value-type="string">
            <text:p>The performance is reported using standard metrics such as accuracy, sensitivity, specificity, and area under the curve (AUC).</text:p>
          </table:table-cell>
          <table:table-cell table:style-name="ce6" office:value-type="string" calcext:value-type="string">
            <text:p><text:a xlink:href="https://ieeexplore.ieee.org/document/9832874" xlink:type="simple">https://ieeexplore.ieee.org/document/9832874</text:a></text:p>
          </table:table-cell>
          <table:table-cell table:style-name="ce2" office:value-type="string" calcext:value-type="string">
            <text:p>P. M. M. Pereira et al., "Multiple Instance Learning Using 3D Features for Melanoma Detection," in IEEE Access, vol. 10, pp. 76296-76309, 2022, doi: 10.1109/ACCESS.2022.3192444.</text:p>
            <text:p>keywords: {Lesions;Feature extraction;Three-dimensional displays;Skin;Melanoma;Uncertainty;Image color analysis;3D features;classification;light-fields;medical image analysis;melanoma;skin lesion},</text:p>
            <text:p/>
            <text:p/>
          </table:table-cell>
          <table:table-cell table:number-columns-repeated="1013"/>
        </table:table-row>
        <table:table-row table:style-name="ro1">
          <table:table-cell table:style-name="ce2" office:value-type="float" office:value="16" calcext:value-type="float">
            <text:p>16</text:p>
          </table:table-cell>
          <table:table-cell table:style-name="ce2" office:value-type="float" office:value="8669763" calcext:value-type="float">
            <text:p>8669763</text:p>
          </table:table-cell>
          <table:table-cell table:style-name="ce2" office:value-type="float" office:value="2022" calcext:value-type="float">
            <text:p>2022</text:p>
          </table:table-cell>
          <table:table-cell table:style-name="ce2" office:value-type="string" calcext:value-type="string">
            <text:p>IEEE</text:p>
          </table:table-cell>
          <table:table-cell table:style-name="ce2" office:value-type="string" calcext:value-type="string">
            <text:p>Skin_Lesion_Classification_Using_Convolutional_Neural_Network_With_Novel_Regularizer</text:p>
          </table:table-cell>
          <table:table-cell table:style-name="ce2" office:value-type="string" calcext:value-type="string">
            <text:p>The study employs a Convolutional Neural Network (CNN) with a novel regularizer for skin lesion classification.</text:p>
          </table:table-cell>
          <table:table-cell table:style-name="ce2" office:value-type="string" calcext:value-type="string">
            <text:p>ISIC Archives</text:p>
          </table:table-cell>
          <table:table-cell table:style-name="ce2" office:value-type="string" calcext:value-type="string">
            <text:p>The technique addresses the challenge of overfitting and improves the generalization of the CNN model.</text:p>
          </table:table-cell>
          <table:table-cell table:style-name="ce2" office:value-type="string" calcext:value-type="string">
            <text:p>The performance is reported using metrics such as accuracy, precision, recall, and F1-score.</text:p>
          </table:table-cell>
          <table:table-cell table:style-name="ce6" office:value-type="string" calcext:value-type="string">
            <text:p><text:a xlink:href="https://ieeexplore.ieee.org/document/8669763" xlink:type="simple">https://ieeexplore.ieee.org/document/8669763</text:a></text:p>
          </table:table-cell>
          <table:table-cell table:style-name="ce2" office:value-type="string" calcext:value-type="string">
            <text:p>M. A. Albahar, "Skin Lesion Classification Using Convolutional Neural Network With Novel Regularizer," in IEEE Access, vol. 7, pp. 38306-38313, 2019, doi: 10.1109/ACCESS.2019.2906241.</text:p>
            <text:p>keywords: {Melanoma;Skin;Lesions;Feature extraction;Convolution;Convolutional neural network;skin lesion;novel regularizer;AUC-ROC},</text:p>
            <text:p/>
            <text:p/>
          </table:table-cell>
          <table:table-cell table:number-columns-repeated="1013"/>
        </table:table-row>
        <table:table-row table:style-name="ro1">
          <table:table-cell table:style-name="ce2" office:value-type="float" office:value="17" calcext:value-type="float">
            <text:p>17</text:p>
          </table:table-cell>
          <table:table-cell table:style-name="ce2" office:value-type="float" office:value="10496674" calcext:value-type="float">
            <text:p>10496674</text:p>
          </table:table-cell>
          <table:table-cell table:style-name="ce2" office:value-type="float" office:value="2024" calcext:value-type="float">
            <text:p>2024</text:p>
          </table:table-cell>
          <table:table-cell table:style-name="ce2" office:value-type="string" calcext:value-type="string">
            <text:p>IEEE</text:p>
          </table:table-cell>
          <table:table-cell table:style-name="ce2" office:value-type="string" calcext:value-type="string">
            <text:p>Pipelined_Structure_in_the_Classification_of_Skin_Lesions_Based_on_Alexnet_CNN_and_SVM_Model_With_Bi-S</text:p>
          </table:table-cell>
          <table:table-cell table:style-name="ce2" office:value-type="string" calcext:value-type="string">
            <text:p>The paper uses a pipelined structure with AlexNet CNN and SVM models for classifying skin lesions.</text:p>
          </table:table-cell>
          <table:table-cell table:style-name="ce2" office:value-type="string" calcext:value-type="string">
            <text:p>HAM-10000 dataset and the PAD-UFES-20 dataset</text:p>
          </table:table-cell>
          <table:table-cell table:style-name="ce2" office:value-type="string" calcext:value-type="string">
            <text:p>The challenge addressed is the difficulty of early detection and accurate classification of malignant skin lesions from dermatoscopic images, which is crucial for effective treatment.</text:p>
          </table:table-cell>
          <table:table-cell table:style-name="ce2" office:value-type="string" calcext:value-type="string">
            <text:p>Performance is reported based on accuracy, sensitivity, specificity, DCI, and F1-score for different skin lesion conditions.</text:p>
          </table:table-cell>
          <table:table-cell table:style-name="ce6" office:value-type="string" calcext:value-type="string">
            <text:p><text:a xlink:href="https://ieeexplore.ieee.org/document/10496674" xlink:type="simple">https://ieeexplore.ieee.org/document/10496674</text:a></text:p>
          </table:table-cell>
          <table:table-cell table:style-name="ce2" office:value-type="string" calcext:value-type="string">
            <text:p>V. S. S. B. T. Sathvika et al., "Pipelined Structure in the Classification of Skin Lesions Based on Alexnet CNN and SVM Model With Bi-Sectional Texture Features," in IEEE Access, vol. 12, pp. 57366-57380, 2024, doi: 10.1109/ACCESS.2024.3387533.</text:p>
            <text:p>keywords: {Skin;Lesions;Support vector machines;Pipelines;Feature extraction;Convolutional neural networks;Melanoma;Deep learning;Skin lesions;support vector machine;deep learning;AlexNet;CNN},</text:p>
            <text:p/>
            <text:p/>
          </table:table-cell>
          <table:table-cell table:number-columns-repeated="1013"/>
        </table:table-row>
        <table:table-row table:style-name="ro1">
          <table:table-cell table:style-name="ce2" office:value-type="float" office:value="18" calcext:value-type="float">
            <text:p>18</text:p>
          </table:table-cell>
          <table:table-cell table:style-name="ce2" office:value-type="float" office:value="9810181" calcext:value-type="float">
            <text:p>9810181</text:p>
          </table:table-cell>
          <table:table-cell table:style-name="ce2" office:value-type="float" office:value="2022" calcext:value-type="float">
            <text:p>2022</text:p>
          </table:table-cell>
          <table:table-cell table:style-name="ce2" office:value-type="string" calcext:value-type="string">
            <text:p>IEEE</text:p>
          </table:table-cell>
          <table:table-cell table:style-name="ce2" office:value-type="string" calcext:value-type="string">
            <text:p>Deep_Clustering_via_Center-Oriented_Margin_Free-Triplet_Loss_for_Skin_Lesion_Detection_in_Highly_Imbal</text:p>
          </table:table-cell>
          <table:table-cell table:style-name="ce2" office:value-type="string" calcext:value-type="string">
            <text:p>Deep clustering via Center-Oriented Margin-Free Triplet Loss (COM-Triplet).</text:p>
          </table:table-cell>
          <table:table-cell table:style-name="ce2" office:value-type="string" calcext:value-type="string">
            <text:p>HAM10000 dataset.</text:p>
          </table:table-cell>
          <table:table-cell table:style-name="ce2" office:value-type="string" calcext:value-type="string">
            <text:p>The approach addresses the issue of data imbalance in skin lesion datasets.</text:p>
          </table:table-cell>
          <table:table-cell table:style-name="ce2" office:value-type="string" calcext:value-type="string">
            <text:p>The performance is reported through comparisons in clustering effectiveness and classification accuracy under both supervised and unsupervised settings.</text:p>
          </table:table-cell>
          <table:table-cell table:style-name="ce6" office:value-type="string" calcext:value-type="string">
            <text:p><text:a xlink:href="https://ieeexplore.ieee.org/document/9810181" xlink:type="simple">https://ieeexplore.ieee.org/document/9810181</text:a></text:p>
          </table:table-cell>
          <table:table-cell table:style-name="ce2" office:value-type="string" calcext:value-type="string">
            <text:p>Ş. Öztürk and T. Çukur, "Deep Clustering via Center-Oriented Margin Free-Triplet Loss for Skin Lesion Detection in Highly Imbalanced Datasets," in IEEE Journal of Biomedical and Health Informatics, vol. 26, no. 9, pp. 4679-4690, Sept. 2022, doi: 10.1109/JBHI.2022.3187215.</text:p>
            <text:p>keywords: {Melanoma;Lesions;Skin;Training;Feature extraction;Transfer learning;Reliability;Convolutional neural networks;data imbalance;deep clustering;skin lesion;triplet loss},</text:p>
            <text:p/>
            <text:p/>
          </table:table-cell>
          <table:table-cell table:number-columns-repeated="1013"/>
        </table:table-row>
        <table:table-row table:style-name="ro1">
          <table:table-cell table:style-name="ce2" office:value-type="float" office:value="19" calcext:value-type="float">
            <text:p>19</text:p>
          </table:table-cell>
          <table:table-cell table:style-name="ce2" office:value-type="float" office:value="9791221" calcext:value-type="float">
            <text:p>9791221</text:p>
          </table:table-cell>
          <table:table-cell table:style-name="ce2" office:value-type="float" office:value="2022" calcext:value-type="float">
            <text:p>2022</text:p>
          </table:table-cell>
          <table:table-cell table:style-name="ce2" office:value-type="string" calcext:value-type="string">
            <text:p>IEEE</text:p>
          </table:table-cell>
          <table:table-cell table:style-name="ce2" office:value-type="string" calcext:value-type="string">
            <text:p>FixCaps: An Improved Capsules Network for Diagnosis of Skin Cancer</text:p>
          </table:table-cell>
          <table:table-cell table:style-name="ce2" office:value-type="string" calcext:value-type="string">
            <text:p>FixCaps, an improved capsule network, is used with a large-kernel convolution and convolutional block attention module (CBAM) for better feature extraction and classification of skin cancer images.</text:p>
          </table:table-cell>
          <table:table-cell table:style-name="ce2" office:value-type="string" calcext:value-type="string">
            <text:p>HAM10000 dataset.</text:p>
          </table:table-cell>
          <table:table-cell table:style-name="ce2" office:value-type="string" calcext:value-type="string">
            <text:p>The study addresses challenges related to the limited amount of annotated data, imbalance in class distributions, and the need for reducing the amount of calculations required by traditional methods while improving classification accuracy.</text:p>
            <text:p/>
          </table:table-cell>
          <table:table-cell table:style-name="ce2" office:value-type="string" calcext:value-type="string">
            <text:p>The performance is reported by comparing FixCaps to other methods like IRv2-SA, with FixCaps achieving a classification accuracy of 96.49% on the HAM10000 dataset.</text:p>
          </table:table-cell>
          <table:table-cell table:style-name="ce6" office:value-type="string" calcext:value-type="string">
            <text:p><text:a xlink:href="https://ieeexplore.ieee.org/document/9791221" xlink:type="simple">https://ieeexplore.ieee.org/document/9791221</text:a></text:p>
          </table:table-cell>
          <table:table-cell table:style-name="ce2" office:value-type="string" calcext:value-type="string">
            <text:p>Z. Lan, S. Cai, X. He and X. Wen, "FixCaps: An Improved Capsules Network for Diagnosis of Skin Cancer," in IEEE Access, vol. 10, pp. 76261-76267, 2022, doi: 10.1109/ACCESS.2022.3181225.</text:p>
            <text:p>keywords: {Convolution;Skin;Lesions;Kernel;Deep learning;Medical diagnostic imaging;Mathematical models;Capsule network;CBAM;image classification;large-kernel convolution;skin cancer},</text:p>
            <text:p/>
            <text:p/>
          </table:table-cell>
          <table:table-cell table:number-columns-repeated="1013"/>
        </table:table-row>
        <table:table-row table:style-name="ro1">
          <table:table-cell table:number-columns-repeated="2"/>
          <table:table-cell table:style-name="ce2"/>
          <table:table-cell table:number-columns-repeated="1021"/>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6.0.5.2$Linux_X86_64 LibreOffice_project/</meta:generator>
  </office:meta>
</office:document-meta>
</file>